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A3F0ED0C0F5A9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modern" style:font-pitch="variable"/>
    <style:font-face style:name="Arial2" svg:font-family="Arial" style:font-family-generic="system" style:font-pitch="variable"/>
    <style:font-face style:name="Cascadia Mono SemiBold" svg:font-family="'Cascadia Mono SemiBold'" style:font-family-generic="modern" style:font-pitch="variable"/>
    <style:font-face style:name="Cascadia Mono SemiBold1" svg:font-family="'Cascadia Mono SemiBold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89cm)" draw:image-opacity="100%" style:mirror="none"/>
    </style:style>
    <style:style style:name="gr2" style:family="graphic">
      <style:graphic-properties draw:stroke="solid" svg:stroke-width="0.081cm" svg:stroke-color="#50200c" draw:marker-start="" draw:marker-start-width="0.381cm" draw:marker-start-center="false" draw:marker-end="" draw:marker-end-width="0.381cm" draw:marker-end-center="false" draw:stroke-linejoin="miter" draw:fill="gradient" draw:fill-color="#ff9966" draw:fill-gradient-name="Gradient_20_276" draw:gradient-step-count="0" draw:textarea-horizontal-align="center" draw:textarea-vertical-align="middle" draw:auto-grow-height="false" draw:fit-to-size="false" style:shrink-to-fit="false" fo:min-height="8.167cm" fo:min-width="16.204cm" fo:padding-top="0.157cm" fo:padding-bottom="0.157cm" fo:padding-left="0.277cm" fo:padding-right="0.277cm" fo:wrap-option="wrap" draw:shadow="visible" draw:shadow-offset-x="0cm" draw:shadow-offset-y="0.141cm" draw:shadow-color="#800080" draw:shadow-opacity="50%" loext:glow-radius="0.141cm" loext:glow-transparency="0%" loext:softedge-radius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3" style:family="paragraph">
      <loext:graphic-properties draw:fill="gradient" draw:fill-color="#ff9966" draw:fill-gradient-name="Gradient_20_276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746cm" svg:height="12.881cm" svg:x="7.511cm" svg:y="1.019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Green-to-blue 1" draw:style-name="gr2" draw:text-style-name="P3" draw:layer="layout" svg:width="16.729cm" svg:height="8.452cm" svg:x="6.22cm" svg:y="10.706cm">
          <text:p text:style-name="P2"><text:span text:style-name="T1"/></text:p>
          <text:p text:style-name="P2"><text:span text:style-name="T1">We did it 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-135.138539643306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modern" style:font-pitch="variable"/>
    <style:font-face style:name="Arial2" svg:font-family="Arial" style:font-family-generic="system" style:font-pitch="variable"/>
    <style:font-face style:name="Cascadia Mono SemiBold" svg:font-family="'Cascadia Mono SemiBold'" style:font-family-generic="modern" style:font-pitch="variable"/>
    <style:font-face style:name="Cascadia Mono SemiBold1" svg:font-family="'Cascadia Mono SemiBold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73" draw:display-name="Gradient 273" draw:style="linear" draw:start-color="#00a933" draw:end-color="#2a6099" draw:start-intensity="100%" draw:end-intensity="100%" draw:angle="0deg" draw:border="0%"/>
    <draw:gradient draw:name="Gradient_20_274" draw:display-name="Gradient 274" draw:style="linear" draw:start-color="#00a933" draw:end-color="#000000" draw:start-intensity="100%" draw:end-intensity="100%" draw:angle="0deg" draw:border="0%"/>
    <draw:gradient draw:name="Gradient_20_275" draw:display-name="Gradient 275" draw:style="linear" draw:start-color="#00a933" draw:end-color="#ff0000" draw:start-intensity="100%" draw:end-intensity="100%" draw:angle="0deg" draw:border="0%"/>
    <draw:gradient draw:name="Gradient_20_276" draw:display-name="Gradient 276" draw:style="linear" draw:start-color="#ff8000" draw:end-color="#ff0000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06T14:38:09.882000000</dc:date>
    <meta:editing-duration>PT15H40M5S</meta:editing-duration>
    <meta:editing-cycles>191</meta:editing-cycles>
    <meta:generator>LibreOffice/7.4.3.2$Windows_x86 LibreOffice_project/1048a8393ae2eeec98dff31b5c133c5f1d08b890</meta:generator>
    <meta:document-statistic meta:object-count="25"/>
  </office:meta>
</office:document-meta>
</file>